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C00000081C28DD1FF3D715626.png" manifest:media-type="image/png"/>
  <manifest:file-entry manifest:full-path="Pictures/100002010000024200000143CFA8600A8635EEC2.png" manifest:media-type="image/png"/>
  <manifest:file-entry manifest:full-path="Pictures/10000201000002D10000019316E3427D2589AC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471f7" officeooo:paragraph-rsid="000471f7" style:font-weight-asian="bold" style:font-weight-complex="bold"/>
    </style:style>
    <style:style style:name="P3" style:family="paragraph" style:parent-style-name="Standard">
      <style:text-properties fo:font-weight="bold" officeooo:rsid="00051665" officeooo:paragraph-rsid="00051665" style:font-weight-asian="bold" style:font-weight-complex="bold"/>
    </style:style>
    <style:style style:name="P4" style:family="paragraph" style:parent-style-name="Standard">
      <style:text-properties officeooo:rsid="00027782" officeooo:paragraph-rsid="00027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4.2902in, 2.33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5.6346in, 3.072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.8154in" svg:y="1.3846in" svg:width="2.5925in" svg:height="1.5543in" draw:z-index="0">
        <draw:image xlink:href="Pictures/10000201000002D10000019316E3427D2589ACAE.png" xlink:type="simple" xlink:show="embed" xlink:actuate="onLoad" draw:mime-type="image/png"/>
      </draw:frame>
      <text:p text:style-name="Standard"/>
      <text:p text:style-name="P4">Exo 1: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o 2:</text:p>
      <text:p text:style-name="P2"><draw:frame draw:style-name="fr2" draw:name="Image2" text:anchor-type="char" svg:x="0.0398in" svg:y="0.1228in" svg:width="2.6217in" svg:height="1.5654in" draw:z-index="1"><draw:image xlink:href="Pictures/100002010000024200000143CFA8600A8635EE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xo 3:</text:p>
      <text:p text:style-name="P3"><draw:frame draw:style-name="fr1" draw:name="Image3" text:anchor-type="char" svg:x="0.0437in" svg:y="0.0689in" svg:width="2.6382in" svg:height="1.8102in" draw:z-index="2"><draw:image xlink:href="Pictures/10000201000000BC00000081C28DD1FF3D7156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1:03:44.598219912</meta:creation-date>
    <dc:date>2021-11-26T12:19:59.983430973</dc:date>
    <meta:editing-duration>PT20M</meta:editing-duration>
    <meta:editing-cycles>2</meta:editing-cycles>
    <meta:generator>LibreOffice/7.0.4.2$Linux_X86_64 LibreOffice_project/00$Build-2</meta:generator>
    <meta:document-statistic meta:table-count="0" meta:image-count="3" meta:object-count="0" meta:page-count="1" meta:paragraph-count="3" meta:word-count="6" meta:character-count="18" meta:non-whitespace-character-count="15"/>
  </office:meta>
</office:document-meta>
</file>